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4cm" svg:height="9.006cm" svg:x="11.503cm" svg:y="0.778cm">
            <draw:object draw:notify-on-update-of-ranges="Sheet1.A2:Sheet1.A2 Sheet1.A3:Sheet1.A16 Sheet1.B2:Sheet1.B2 Sheet1.B3:Sheet1.B16 Sheet1.C2:Sheet1.C2 Sheet1.C3:Sheet1.C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4cm" svg:height="9.006cm" svg:x="11.383cm" svg:y="10.987cm">
            <draw:object draw:notify-on-update-of-ranges="Sheet1.A21:Sheet1.A21 Sheet1.A22:Sheet1.A35 Sheet1.B21:Sheet1.B21 Sheet1.B22:Sheet1.B35 Sheet1.C21:Sheet1.C21 Sheet1.C22:Sheet1.C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row table:style-name="ro1">
          <table:table-cell table:style-name="ce1" office:value-type="string" calcext:value-type="string" table:number-columns-spanned="3" table:number-rows-spanned="1">
            <text:p>Iterative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4"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ecursive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table:number-columns-repeated="3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4"/>
        </table:table-row>
        <table:table-row table:style-name="ro1">
          <table:table-cell table:style-name="ce6" table:number-columns-repeated="3"/>
        </table:table-row>
        <table:table-row table:style-name="ro1" table:number-rows-repeated="14">
          <table:table-cell table:style-name="ce4" table:number-columns-repeated="3"/>
        </table:table-row>
        <table:table-row table:style-name="ro1"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18:49:39.027463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19:10:44.395649552</dc:date>
    <dc:creator>Wolfgang Gaar</dc:creator>
    <meta:editing-duration>PT1H35M42S</meta:editing-duration>
    <meta:editing-cycles>8</meta:editing-cycles>
    <meta:document-statistic meta:table-count="1" meta:cell-count="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title svg:x="3.983cm" svg:y="0.315cm" chart:style-name="ch2">
          <text:p>Time measurement of Bezout iterative</text:p>
        </chart:title>
        <chart:legend chart:legend-position="end" svg:x="13.522cm" svg:y="3.94cm" style:legend-expansion="high" chart:style-name="ch3"/>
        <chart:plot-area chart:style-name="ch4" table:cell-range-address="Sheet1.A2:Sheet1.C16" chart:data-source-has-labels="both" svg:x="1.323cm" svg:y="1.64cm" svg:width="11.561cm" svg:height="6.213cm">
          <chartooo:coordinate-region svg:x="2.155cm" svg:y="1.847cm" svg:width="10.729cm" svg:height="5.344cm"/>
          <chart:axis chart:dimension="x" chart:name="primary-x" chart:style-name="ch5" chartooo:axis-type="auto">
            <chartooo:date-scale/>
            <chart:title svg:x="5.582cm" svg:y="8.034cm" chart:style-name="ch6">
              <text:p>Bits of both numbers</text:p>
            </chart:title>
            <chart:categories table:cell-range-address="Sheet1.A3:Sheet1.A16"/>
          </chart:axis>
          <chart:axis chart:dimension="y" chart:name="primary-y" chart:style-name="ch7">
            <chart:title svg:x="0.451cm" svg:y="5.674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16" chart:label-cell-address="Sheet1.B2:Sheet1.B2" chart:class="chart:bar">
            <chart:data-point chart:repeated="14"/>
          </chart:series>
          <chart:series chart:style-name="ch11" chart:values-cell-range-address="Sheet1.C3:Sheet1.C16" chart:label-cell-address="Sheet1.C2:Sheet1.C2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6</svg:desc>
                </draw:g>
              </table:table-cell>
              <table:table-cell office:value-type="float" office:value="10">
                <text:p>10</text:p>
                <draw:g>
                  <svg:desc>Sheet1.B3:Sheet1.B16</svg:desc>
                </draw:g>
              </table:table-cell>
              <table:table-cell office:value-type="float" office:value="1">
                <text:p>1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4">
                <text:p>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">
                <text:p>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3">
                <text:p>33</text:p>
              </table:table-cell>
              <table:table-cell office:value-type="float" office:value="184">
                <text:p>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title svg:x="3.838cm" svg:y="0.315cm" chart:style-name="ch2">
          <text:p>Time measurement of Bezout recursive</text:p>
        </chart:title>
        <chart:legend chart:legend-position="end" svg:x="13.522cm" svg:y="3.94cm" style:legend-expansion="high" chart:style-name="ch3"/>
        <chart:plot-area chart:style-name="ch4" table:cell-range-address="Sheet1.A21:Sheet1.C35" chart:data-source-has-labels="both" svg:x="1.323cm" svg:y="1.64cm" svg:width="11.561cm" svg:height="6.213cm">
          <chartooo:coordinate-region svg:x="1.961cm" svg:y="1.847cm" svg:width="10.923cm" svg:height="5.344cm"/>
          <chart:axis chart:dimension="x" chart:name="primary-x" chart:style-name="ch5" chartooo:axis-type="auto">
            <chartooo:date-scale/>
            <chart:title svg:x="5.582cm" svg:y="8.034cm" chart:style-name="ch6">
              <text:p>Bits of both numbers</text:p>
            </chart:title>
            <chart:categories table:cell-range-address="Sheet1.A22:Sheet1.A35"/>
          </chart:axis>
          <chart:axis chart:dimension="y" chart:name="primary-y" chart:style-name="ch7">
            <chart:title svg:x="0.451cm" svg:y="5.674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22:Sheet1.B35" chart:label-cell-address="Sheet1.B21:Sheet1.B21" chart:class="chart:bar">
            <chart:data-point chart:repeated="14"/>
          </chart:series>
          <chart:series chart:style-name="ch11" chart:values-cell-range-address="Sheet1.C22:Sheet1.C35" chart:label-cell-address="Sheet1.C21:Sheet1.C2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1:Sheet1.B21</svg:desc>
                </draw:g>
              </table:table-cell>
              <table:table-cell office:value-type="string">
                <text:p>Mobile app</text:p>
                <draw:g>
                  <svg:desc>Sheet1.C21:Sheet1.C2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2:Sheet1.A35</svg:desc>
                </draw:g>
              </table:table-cell>
              <table:table-cell office:value-type="float" office:value="0">
                <text:p>0</text:p>
                <draw:g>
                  <svg:desc>Sheet1.B22:Sheet1.B35</svg:desc>
                </draw:g>
              </table:table-cell>
              <table:table-cell office:value-type="float" office:value="0">
                <text:p>0</text:p>
                <draw:g>
                  <svg:desc>Sheet1.C22:Sheet1.C3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